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4mm" svg:x="1.1mm" svg:y="24.97mm">
            <draw:object draw:notify-on-update-of-ranges="Foglio1.A1:Foglio1.A1 Foglio1.A2:Foglio1.A5 Foglio1.B1:Foglio1.B1 Foglio1.B2:Foglio1.B5 Foglio1.C1:Foglio1.C1 Foglio1.C2:Foglio1.C5 Foglio1.D1:Foglio1.D1 Foglio1.D2:Foglio1.D5 Foglio1.E1:Foglio1.E1 Foglio1.E2:Foglio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.65mm" svg:y="142.9mm">
            <draw:object draw:notify-on-update-of-ranges="Foglio1.A27:Foglio1.A27 Foglio1.A28:Foglio1.A31 Foglio1.B27:Foglio1.B27 Foglio1.B28:Foglio1.B31 Foglio1.C27:Foglio1.C27 Foglio1.C28:Foglio1.C31 Foglio1.D27:Foglio1.D27 Foglio1.D28:Foglio1.D31 Foglio1.E27:Foglio1.E27 Foglio1.E28:Foglio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.1mm" svg:y="274.92mm">
            <draw:object draw:notify-on-update-of-ranges="Foglio1.A56:Foglio1.A56 Foglio1.A57:Foglio1.A60 Foglio1.B56:Foglio1.B56 Foglio1.B57:Foglio1.B60 Foglio1.C56:Foglio1.C56 Foglio1.C57:Foglio1.C60 Foglio1.D56:Foglio1.D56 Foglio1.D57:Foglio1.D60 Foglio1.E56:Foglio1.E56 Foglio1.E57:Foglio1.E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DES</text:p>
          </table:table-cell>
          <table:table-cell table:style-name="ce1" office:value-type="string" calcext:value-type="string">
            <text:p>Blowfish</text:p>
          </table:table-cell>
          <table:table-cell table:style-name="ce1" office:value-type="string" calcext:value-type="string">
            <text:p>RC2</text:p>
          </table:table-cell>
        </table:table-row>
        <table:table-row table:style-name="ro1">
          <table:table-cell table:style-name="ce1" office:value-type="string" calcext:value-type="string">
            <text:p>1MB</text:p>
          </table:table-cell>
          <table:table-cell office:value-type="float" office:value="2.45524" calcext:value-type="float">
            <text:p>2,45524</text:p>
          </table:table-cell>
          <table:table-cell office:value-type="float" office:value="1.133179" calcext:value-type="float">
            <text:p>1,133179</text:p>
          </table:table-cell>
          <table:table-cell office:value-type="float" office:value="1.130475" calcext:value-type="float">
            <text:p>1,130475</text:p>
          </table:table-cell>
          <table:table-cell office:value-type="float" office:value="1.505597" calcext:value-type="float">
            <text:p>1,505597</text:p>
          </table:table-cell>
        </table:table-row>
        <table:table-row table:style-name="ro1">
          <table:table-cell table:style-name="ce1" office:value-type="string" calcext:value-type="string">
            <text:p>10MB</text:p>
          </table:table-cell>
          <table:table-cell table:style-name="ce2" office:value-type="float" office:value="2.315896" calcext:value-type="float">
            <text:p>2,315896</text:p>
          </table:table-cell>
          <table:table-cell office:value-type="float" office:value="1.071565" calcext:value-type="float">
            <text:p>1,071565</text:p>
          </table:table-cell>
          <table:table-cell office:value-type="float" office:value="1.128001" calcext:value-type="float">
            <text:p>1,128001</text:p>
          </table:table-cell>
          <table:table-cell office:value-type="float" office:value="1.517886" calcext:value-type="float">
            <text:p>1,517886</text:p>
          </table:table-cell>
        </table:table-row>
        <table:table-row table:style-name="ro1">
          <table:table-cell table:style-name="ce1" office:value-type="string" calcext:value-type="string">
            <text:p>100MB</text:p>
          </table:table-cell>
          <table:table-cell office:value-type="float" office:value="2.34012" calcext:value-type="float">
            <text:p>2,34012</text:p>
          </table:table-cell>
          <table:table-cell office:value-type="float" office:value="1.076986" calcext:value-type="float">
            <text:p>1,076986</text:p>
          </table:table-cell>
          <table:table-cell office:value-type="float" office:value="1.129678" calcext:value-type="float">
            <text:p>1,129678</text:p>
          </table:table-cell>
          <table:table-cell office:value-type="float" office:value="1.519991" calcext:value-type="float">
            <text:p>1,519991</text:p>
          </table:table-cell>
        </table:table-row>
        <table:table-row table:style-name="ro1">
          <table:table-cell table:style-name="ce1" office:value-type="string" calcext:value-type="string">
            <text:p>300MB</text:p>
          </table:table-cell>
          <table:table-cell office:value-type="float" office:value="2.383983" calcext:value-type="float">
            <text:p>2,383983</text:p>
          </table:table-cell>
          <table:table-cell office:value-type="float" office:value="1.076458" calcext:value-type="float">
            <text:p>1,076458</text:p>
          </table:table-cell>
          <table:table-cell office:value-type="float" office:value="1.124529" calcext:value-type="float">
            <text:p>1,124529</text:p>
          </table:table-cell>
          <table:table-cell office:value-type="float" office:value="1.519741" calcext:value-type="float">
            <text:p>1,519741</text:p>
          </table:table-cell>
        </table:table-row>
        <table:table-row table:style-name="ro1" table:number-rows-repeated="2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DES</text:p>
          </table:table-cell>
          <table:table-cell table:style-name="ce1" office:value-type="string" calcext:value-type="string">
            <text:p>Blowfish</text:p>
          </table:table-cell>
          <table:table-cell table:style-name="ce1" office:value-type="string" calcext:value-type="string">
            <text:p>RC2</text:p>
          </table:table-cell>
        </table:table-row>
        <table:table-row table:style-name="ro1">
          <table:table-cell table:style-name="ce1" office:value-type="string" calcext:value-type="string">
            <text:p>1MB</text:p>
          </table:table-cell>
          <table:table-cell office:value-type="float" office:value="1.184971" calcext:value-type="float">
            <text:p>1,184971</text:p>
          </table:table-cell>
          <table:table-cell office:value-type="float" office:value="1.021623" calcext:value-type="float">
            <text:p>1,021623</text:p>
          </table:table-cell>
          <table:table-cell office:value-type="float" office:value="1.001921" calcext:value-type="float">
            <text:p>1,001921</text:p>
          </table:table-cell>
          <table:table-cell office:value-type="float" office:value="1.459522" calcext:value-type="float">
            <text:p>1,459522</text:p>
          </table:table-cell>
        </table:table-row>
        <table:table-row table:style-name="ro1">
          <table:table-cell table:style-name="ce1" office:value-type="string" calcext:value-type="string">
            <text:p>10MB</text:p>
          </table:table-cell>
          <table:table-cell table:style-name="ce2" office:value-type="float" office:value="1.076673" calcext:value-type="float">
            <text:p>1,076673</text:p>
          </table:table-cell>
          <table:table-cell office:value-type="float" office:value="1.01706" calcext:value-type="float">
            <text:p>1,01706</text:p>
          </table:table-cell>
          <table:table-cell office:value-type="float" office:value="0.997213" calcext:value-type="float">
            <text:p>0,997213</text:p>
          </table:table-cell>
          <table:table-cell office:value-type="float" office:value="1.468113" calcext:value-type="float">
            <text:p>1,468113</text:p>
          </table:table-cell>
        </table:table-row>
        <table:table-row table:style-name="ro1">
          <table:table-cell table:style-name="ce1" office:value-type="string" calcext:value-type="string">
            <text:p>100MB</text:p>
          </table:table-cell>
          <table:table-cell office:value-type="float" office:value="0.964598" calcext:value-type="float">
            <text:p>0,964598</text:p>
          </table:table-cell>
          <table:table-cell office:value-type="float" office:value="1.022208" calcext:value-type="float">
            <text:p>1,022208</text:p>
          </table:table-cell>
          <table:table-cell office:value-type="float" office:value="0.996645" calcext:value-type="float">
            <text:p>0,996645</text:p>
          </table:table-cell>
          <table:table-cell office:value-type="float" office:value="1.470805" calcext:value-type="float">
            <text:p>1,470805</text:p>
          </table:table-cell>
        </table:table-row>
        <table:table-row table:style-name="ro1">
          <table:table-cell table:style-name="ce1" office:value-type="string" calcext:value-type="string">
            <text:p>300MB</text:p>
          </table:table-cell>
          <table:table-cell office:value-type="float" office:value="1.004183" calcext:value-type="float">
            <text:p>1,004183</text:p>
          </table:table-cell>
          <table:table-cell office:value-type="float" office:value="1.022081" calcext:value-type="float">
            <text:p>1,022081</text:p>
          </table:table-cell>
          <table:table-cell office:value-type="float" office:value="0.989147" calcext:value-type="float">
            <text:p>0,989147</text:p>
          </table:table-cell>
          <table:table-cell office:value-type="float" office:value="1.470669" calcext:value-type="float">
            <text:p>1,470669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DES</text:p>
          </table:table-cell>
          <table:table-cell table:style-name="ce1" office:value-type="string" calcext:value-type="string">
            <text:p>Blowfish</text:p>
          </table:table-cell>
          <table:table-cell table:style-name="ce1" office:value-type="string" calcext:value-type="string">
            <text:p>RC2</text:p>
          </table:table-cell>
        </table:table-row>
        <table:table-row table:style-name="ro1">
          <table:table-cell table:style-name="ce1" office:value-type="string" calcext:value-type="string">
            <text:p>1MB</text:p>
          </table:table-cell>
          <table:table-cell office:value-type="float" office:value="1.012723" calcext:value-type="float">
            <text:p>1,012723</text:p>
          </table:table-cell>
          <table:table-cell office:value-type="float" office:value="1.001397" calcext:value-type="float">
            <text:p>1,001397</text:p>
          </table:table-cell>
          <table:table-cell office:value-type="float" office:value="1.004044" calcext:value-type="float">
            <text:p>1,004044</text:p>
          </table:table-cell>
          <table:table-cell office:value-type="float" office:value="0.999663" calcext:value-type="float">
            <text:p>0,999663</text:p>
          </table:table-cell>
        </table:table-row>
        <table:table-row table:style-name="ro1">
          <table:table-cell table:style-name="ce1" office:value-type="string" calcext:value-type="string">
            <text:p>10MB</text:p>
          </table:table-cell>
          <table:table-cell table:style-name="ce2" office:value-type="float" office:value="0.957637" calcext:value-type="float">
            <text:p>0,957637</text:p>
          </table:table-cell>
          <table:table-cell office:value-type="float" office:value="1.001823" calcext:value-type="float">
            <text:p>1,001823</text:p>
          </table:table-cell>
          <table:table-cell office:value-type="float" office:value="1.000969" calcext:value-type="float">
            <text:p>1,000969</text:p>
          </table:table-cell>
          <table:table-cell office:value-type="float" office:value="0.999811" calcext:value-type="float">
            <text:p>0,999811</text:p>
          </table:table-cell>
        </table:table-row>
        <table:table-row table:style-name="ro1">
          <table:table-cell table:style-name="ce1" office:value-type="string" calcext:value-type="string">
            <text:p>100MB</text:p>
          </table:table-cell>
          <table:table-cell office:value-type="float" office:value="0.999583" calcext:value-type="float">
            <text:p>0,999583</text:p>
          </table:table-cell>
          <table:table-cell office:value-type="float" office:value="0.999715" calcext:value-type="float">
            <text:p>0,999715</text:p>
          </table:table-cell>
          <table:table-cell office:value-type="float" office:value="1.000533" calcext:value-type="float">
            <text:p>1,000533</text:p>
          </table:table-cell>
          <table:table-cell office:value-type="float" office:value="0.99824" calcext:value-type="float">
            <text:p>0,99824</text:p>
          </table:table-cell>
        </table:table-row>
        <table:table-row table:style-name="ro1">
          <table:table-cell table:style-name="ce1" office:value-type="string" calcext:value-type="string">
            <text:p>300MB</text:p>
          </table:table-cell>
          <table:table-cell office:value-type="float" office:value="1.000925" calcext:value-type="float">
            <text:p>1,000925</text:p>
          </table:table-cell>
          <table:table-cell office:value-type="float" office:value="1.000014" calcext:value-type="float">
            <text:p>1,000014</text:p>
          </table:table-cell>
          <table:table-cell office:value-type="float" office:value="1.007991" calcext:value-type="float">
            <text:p>1,007991</text:p>
          </table:table-cell>
          <table:table-cell office:value-type="float" office:value="1.000145" calcext:value-type="float">
            <text:p>1,000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9:38:02.2625736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9:36:24.230795170</meta:creation-date>
    <dc:date>2019-11-03T19:54:00.243299614</dc:date>
    <meta:editing-duration>PT1M36S</meta:editing-duration>
    <meta:editing-cycles>2</meta:editing-cycles>
    <meta:generator>LibreOffice/6.0.7.3$Linux_X86_64 LibreOffice_project/00m0$Build-3</meta:generator>
    <meta:document-statistic meta:table-count="1" meta:cell-count="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317cm" svg:y="0.316cm" chart:style-name="ch2">
          <text:p>CBC SPEED RATIO - EVP Interface</text:p>
        </chart:title>
        <chart:legend chart:legend-position="end" svg:x="13.358cm" svg:y="3.456cm" style:legend-expansion="high" chart:style-name="ch3"/>
        <chart:plot-area chart:style-name="ch4" table:cell-range-address="Foglio1.A1:Foglio1.E5" chart:data-source-has-labels="both" svg:x="0.319cm" svg:y="1.275cm" svg:width="12.72cm" svg:height="7.55cm">
          <chartooo:coordinate-region svg:x="1.046cm" svg:y="1.474cm" svg:width="11.449cm" svg:height="6.704cm"/>
          <chart:axis chart:dimension="x" chart:name="primary-x" chart:style-name="ch5" chartooo:axis-type="auto">
            <chartooo:date-scale/>
            <chart:categories table:cell-range-address="Foglio1.A2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5" chart:label-cell-address="Foglio1.B1:Foglio1.B1" chart:class="chart:line">
            <chart:data-point chart:repeated="4"/>
          </chart:series>
          <chart:series chart:style-name="ch8" chart:values-cell-range-address="Foglio1.C2:Foglio1.C5" chart:label-cell-address="Foglio1.C1:Foglio1.C1" chart:class="chart:line">
            <chart:data-point chart:repeated="4"/>
          </chart:series>
          <chart:series chart:style-name="ch9" chart:values-cell-range-address="Foglio1.D2:Foglio1.D5" chart:label-cell-address="Foglio1.D1:Foglio1.D1" chart:class="chart:line">
            <chart:data-point chart:repeated="4"/>
          </chart:series>
          <chart:series chart:style-name="ch10" chart:values-cell-range-address="Foglio1.E2:Foglio1.E5" chart:label-cell-address="Foglio1.E1:Foglio1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</text:p>
                <draw:g>
                  <svg:desc>Foglio1.B1:Foglio1.B1</svg:desc>
                </draw:g>
              </table:table-cell>
              <table:table-cell office:value-type="string">
                <text:p>DES</text:p>
                <draw:g>
                  <svg:desc>Foglio1.C1:Foglio1.C1</svg:desc>
                </draw:g>
              </table:table-cell>
              <table:table-cell office:value-type="string">
                <text:p>Blowfish</text:p>
                <draw:g>
                  <svg:desc>Foglio1.D1:Foglio1.D1</svg:desc>
                </draw:g>
              </table:table-cell>
              <table:table-cell office:value-type="string">
                <text:p>RC2</text:p>
                <draw:g>
                  <svg:desc>Foglio1.E1:Foglio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Foglio1.A2:Foglio1.A5</svg:desc>
                </draw:g>
              </table:table-cell>
              <table:table-cell office:value-type="float" office:value="2.45524">
                <text:p>2.45524</text:p>
                <draw:g>
                  <svg:desc>Foglio1.B2:Foglio1.B5</svg:desc>
                </draw:g>
              </table:table-cell>
              <table:table-cell office:value-type="float" office:value="1.133179">
                <text:p>1.133179</text:p>
                <draw:g>
                  <svg:desc>Foglio1.C2:Foglio1.C5</svg:desc>
                </draw:g>
              </table:table-cell>
              <table:table-cell office:value-type="float" office:value="1.130475">
                <text:p>1.130475</text:p>
                <draw:g>
                  <svg:desc>Foglio1.D2:Foglio1.D5</svg:desc>
                </draw:g>
              </table:table-cell>
              <table:table-cell office:value-type="float" office:value="1.505597">
                <text:p>1.505597</text:p>
                <draw:g>
                  <svg:desc>Foglio1.E2:Foglio1.E5</svg:desc>
                </draw:g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2.315896">
                <text:p>2.315896</text:p>
              </table:table-cell>
              <table:table-cell office:value-type="float" office:value="1.071565">
                <text:p>1.071565</text:p>
              </table:table-cell>
              <table:table-cell office:value-type="float" office:value="1.128001">
                <text:p>1.128001</text:p>
              </table:table-cell>
              <table:table-cell office:value-type="float" office:value="1.517886">
                <text:p>1.517886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2.34012">
                <text:p>2.34012</text:p>
              </table:table-cell>
              <table:table-cell office:value-type="float" office:value="1.076986">
                <text:p>1.076986</text:p>
              </table:table-cell>
              <table:table-cell office:value-type="float" office:value="1.129678">
                <text:p>1.129678</text:p>
              </table:table-cell>
              <table:table-cell office:value-type="float" office:value="1.519991">
                <text:p>1.519991</text:p>
              </table:table-cell>
            </table:table-row>
            <table:table-row>
              <table:table-cell office:value-type="string">
                <text:p>300MB</text:p>
              </table:table-cell>
              <table:table-cell office:value-type="float" office:value="2.383983">
                <text:p>2.383983</text:p>
              </table:table-cell>
              <table:table-cell office:value-type="float" office:value="1.076458">
                <text:p>1.076458</text:p>
              </table:table-cell>
              <table:table-cell office:value-type="float" office:value="1.124529">
                <text:p>1.124529</text:p>
              </table:table-cell>
              <table:table-cell office:value-type="float" office:value="1.519741">
                <text:p>1.51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331cm" svg:y="0.316cm" chart:style-name="ch2">
          <text:p>ECB SPEED RATIO - EVP Interface</text:p>
        </chart:title>
        <chart:legend chart:legend-position="end" svg:x="13.358cm" svg:y="3.457cm" style:legend-expansion="high" chart:style-name="ch3"/>
        <chart:plot-area chart:style-name="ch4" table:cell-range-address="Foglio1.A27:Foglio1.E31" chart:data-source-has-labels="both" svg:x="0.319cm" svg:y="1.275cm" svg:width="12.72cm" svg:height="7.551cm">
          <chartooo:coordinate-region svg:x="1.046cm" svg:y="1.474cm" svg:width="11.449cm" svg:height="6.705cm"/>
          <chart:axis chart:dimension="x" chart:name="primary-x" chart:style-name="ch5" chartooo:axis-type="auto">
            <chartooo:date-scale/>
            <chart:categories table:cell-range-address="Foglio1.A28:Foglio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8:Foglio1.B31" chart:label-cell-address="Foglio1.B27:Foglio1.B27" chart:class="chart:line">
            <chart:data-point chart:repeated="4"/>
          </chart:series>
          <chart:series chart:style-name="ch8" chart:values-cell-range-address="Foglio1.C28:Foglio1.C31" chart:label-cell-address="Foglio1.C27:Foglio1.C27" chart:class="chart:line">
            <chart:data-point chart:repeated="4"/>
          </chart:series>
          <chart:series chart:style-name="ch9" chart:values-cell-range-address="Foglio1.D28:Foglio1.D31" chart:label-cell-address="Foglio1.D27:Foglio1.D27" chart:class="chart:line">
            <chart:data-point chart:repeated="4"/>
          </chart:series>
          <chart:series chart:style-name="ch10" chart:values-cell-range-address="Foglio1.E28:Foglio1.E31" chart:label-cell-address="Foglio1.E27:Foglio1.E2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</text:p>
                <draw:g>
                  <svg:desc>Foglio1.B27:Foglio1.B27</svg:desc>
                </draw:g>
              </table:table-cell>
              <table:table-cell office:value-type="string">
                <text:p>DES</text:p>
                <draw:g>
                  <svg:desc>Foglio1.C27:Foglio1.C27</svg:desc>
                </draw:g>
              </table:table-cell>
              <table:table-cell office:value-type="string">
                <text:p>Blowfish</text:p>
                <draw:g>
                  <svg:desc>Foglio1.D27:Foglio1.D27</svg:desc>
                </draw:g>
              </table:table-cell>
              <table:table-cell office:value-type="string">
                <text:p>RC2</text:p>
                <draw:g>
                  <svg:desc>Foglio1.E27:Foglio1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Foglio1.A28:Foglio1.A31</svg:desc>
                </draw:g>
              </table:table-cell>
              <table:table-cell office:value-type="float" office:value="1.184971">
                <text:p>1.184971</text:p>
                <draw:g>
                  <svg:desc>Foglio1.B28:Foglio1.B31</svg:desc>
                </draw:g>
              </table:table-cell>
              <table:table-cell office:value-type="float" office:value="1.021623">
                <text:p>1.021623</text:p>
                <draw:g>
                  <svg:desc>Foglio1.C28:Foglio1.C31</svg:desc>
                </draw:g>
              </table:table-cell>
              <table:table-cell office:value-type="float" office:value="1.001921">
                <text:p>1.001921</text:p>
                <draw:g>
                  <svg:desc>Foglio1.D28:Foglio1.D31</svg:desc>
                </draw:g>
              </table:table-cell>
              <table:table-cell office:value-type="float" office:value="1.459522">
                <text:p>1.459522</text:p>
                <draw:g>
                  <svg:desc>Foglio1.E28:Foglio1.E31</svg:desc>
                </draw:g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1.076673">
                <text:p>1.076673</text:p>
              </table:table-cell>
              <table:table-cell office:value-type="float" office:value="1.01706">
                <text:p>1.01706</text:p>
              </table:table-cell>
              <table:table-cell office:value-type="float" office:value="0.997213">
                <text:p>0.997213</text:p>
              </table:table-cell>
              <table:table-cell office:value-type="float" office:value="1.468113">
                <text:p>1.468113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0.964598">
                <text:p>0.964598</text:p>
              </table:table-cell>
              <table:table-cell office:value-type="float" office:value="1.022208">
                <text:p>1.022208</text:p>
              </table:table-cell>
              <table:table-cell office:value-type="float" office:value="0.996645">
                <text:p>0.996645</text:p>
              </table:table-cell>
              <table:table-cell office:value-type="float" office:value="1.470805">
                <text:p>1.470805</text:p>
              </table:table-cell>
            </table:table-row>
            <table:table-row>
              <table:table-cell office:value-type="string">
                <text:p>300MB</text:p>
              </table:table-cell>
              <table:table-cell office:value-type="float" office:value="1.004183">
                <text:p>1.004183</text:p>
              </table:table-cell>
              <table:table-cell office:value-type="float" office:value="1.022081">
                <text:p>1.022081</text:p>
              </table:table-cell>
              <table:table-cell office:value-type="float" office:value="0.989147">
                <text:p>0.989147</text:p>
              </table:table-cell>
              <table:table-cell office:value-type="float" office:value="1.470669">
                <text:p>1.4706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331cm" svg:y="0.316cm" chart:style-name="ch2">
          <text:p>OFB SPEED RATIO - EVP Interface</text:p>
        </chart:title>
        <chart:legend chart:legend-position="end" svg:x="13.358cm" svg:y="3.456cm" style:legend-expansion="high" chart:style-name="ch3"/>
        <chart:plot-area chart:style-name="ch4" table:cell-range-address="Foglio1.A56:Foglio1.E60" chart:data-source-has-labels="both" svg:x="0.319cm" svg:y="1.275cm" svg:width="12.72cm" svg:height="7.55cm">
          <chartooo:coordinate-region svg:x="1.231cm" svg:y="1.474cm" svg:width="11.264cm" svg:height="6.704cm"/>
          <chart:axis chart:dimension="x" chart:name="primary-x" chart:style-name="ch5" chartooo:axis-type="auto">
            <chartooo:date-scale/>
            <chart:categories table:cell-range-address="Foglio1.A57:Foglio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7:Foglio1.B60" chart:label-cell-address="Foglio1.B56:Foglio1.B56" chart:class="chart:line">
            <chart:data-point chart:repeated="4"/>
          </chart:series>
          <chart:series chart:style-name="ch8" chart:values-cell-range-address="Foglio1.C57:Foglio1.C60" chart:label-cell-address="Foglio1.C56:Foglio1.C56" chart:class="chart:line">
            <chart:data-point chart:repeated="4"/>
          </chart:series>
          <chart:series chart:style-name="ch9" chart:values-cell-range-address="Foglio1.D57:Foglio1.D60" chart:label-cell-address="Foglio1.D56:Foglio1.D56" chart:class="chart:line">
            <chart:data-point chart:repeated="4"/>
          </chart:series>
          <chart:series chart:style-name="ch10" chart:values-cell-range-address="Foglio1.E57:Foglio1.E60" chart:label-cell-address="Foglio1.E56:Foglio1.E5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</text:p>
                <draw:g>
                  <svg:desc>Foglio1.B56:Foglio1.B56</svg:desc>
                </draw:g>
              </table:table-cell>
              <table:table-cell office:value-type="string">
                <text:p>DES</text:p>
                <draw:g>
                  <svg:desc>Foglio1.C56:Foglio1.C56</svg:desc>
                </draw:g>
              </table:table-cell>
              <table:table-cell office:value-type="string">
                <text:p>Blowfish</text:p>
                <draw:g>
                  <svg:desc>Foglio1.D56:Foglio1.D56</svg:desc>
                </draw:g>
              </table:table-cell>
              <table:table-cell office:value-type="string">
                <text:p>RC2</text:p>
                <draw:g>
                  <svg:desc>Foglio1.E56:Foglio1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Foglio1.A57:Foglio1.A60</svg:desc>
                </draw:g>
              </table:table-cell>
              <table:table-cell office:value-type="float" office:value="1.012723">
                <text:p>1.012723</text:p>
                <draw:g>
                  <svg:desc>Foglio1.B57:Foglio1.B60</svg:desc>
                </draw:g>
              </table:table-cell>
              <table:table-cell office:value-type="float" office:value="1.001397">
                <text:p>1.001397</text:p>
                <draw:g>
                  <svg:desc>Foglio1.C57:Foglio1.C60</svg:desc>
                </draw:g>
              </table:table-cell>
              <table:table-cell office:value-type="float" office:value="1.004044">
                <text:p>1.004044</text:p>
                <draw:g>
                  <svg:desc>Foglio1.D57:Foglio1.D60</svg:desc>
                </draw:g>
              </table:table-cell>
              <table:table-cell office:value-type="float" office:value="0.999663">
                <text:p>0.999663</text:p>
                <draw:g>
                  <svg:desc>Foglio1.E57:Foglio1.E60</svg:desc>
                </draw:g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0.957637">
                <text:p>0.957637</text:p>
              </table:table-cell>
              <table:table-cell office:value-type="float" office:value="1.001823">
                <text:p>1.001823</text:p>
              </table:table-cell>
              <table:table-cell office:value-type="float" office:value="1.000969">
                <text:p>1.000969</text:p>
              </table:table-cell>
              <table:table-cell office:value-type="float" office:value="0.999811">
                <text:p>0.999811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0.999583">
                <text:p>0.999583</text:p>
              </table:table-cell>
              <table:table-cell office:value-type="float" office:value="0.999715">
                <text:p>0.999715</text:p>
              </table:table-cell>
              <table:table-cell office:value-type="float" office:value="1.000533">
                <text:p>1.000533</text:p>
              </table:table-cell>
              <table:table-cell office:value-type="float" office:value="0.99824">
                <text:p>0.99824</text:p>
              </table:table-cell>
            </table:table-row>
            <table:table-row>
              <table:table-cell office:value-type="string">
                <text:p>300MB</text:p>
              </table:table-cell>
              <table:table-cell office:value-type="float" office:value="1.000925">
                <text:p>1.000925</text:p>
              </table:table-cell>
              <table:table-cell office:value-type="float" office:value="1.000014">
                <text:p>1.000014</text:p>
              </table:table-cell>
              <table:table-cell office:value-type="float" office:value="1.007991">
                <text:p>1.007991</text:p>
              </table:table-cell>
              <table:table-cell office:value-type="float" office:value="1.000145">
                <text:p>1.000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